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569cd6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style:line-height-at-least="0.503cm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dcdcaa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b5cea8"/>
    </style:style>
    <style:style style:name="T6" style:family="text">
      <style:text-properties fo:color="#b5cea8" style:font-name="Consolas" fo:font-size="10.5pt" fo:font-weight="normal"/>
    </style:style>
    <style:style style:name="T7" style:family="text">
      <style:text-properties fo:color="#ce9178"/>
    </style:style>
    <style:style style:name="T8" style:family="text">
      <style:text-properties fo:color="#d4d4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 7 В подключенном MySQL репозитории создать базу данных “Друзья человека”</text:p>
      <text:p text:style-name="P1"><text:span text:style-name="T1">CREATE</text:span> <text:span text:style-name="T3">DATABASE</text:span> people_friends;</text:p>
      <text:p text:style-name="P3"># 8 Создать таблицы с иерархией из диаграммы в БД</text:p>
      <text:p text:style-name="P1"><text:span text:style-name="T1">USE</text:span> people_friends;</text:p>
      <text:p text:style-name="P1"><text:span text:style-name="T1">CREATE</text:span> <text:span text:style-name="T1">TABLE</text:span> animal_classes</text:p>
      <text:p text:style-name="P1">(</text:p>
      <text:p text:style-name="P2">    <text:span text:style-name="T2">Id</text:span><text:span text:style-name="T4"> </text:span><text:span text:style-name="T2">INT</text:span><text:span text:style-name="T4"> </text:span><text:span text:style-name="T2">AUTO_INCREMENT</text:span><text:span text:style-name="T4"> </text:span><text:span text:style-name="T2">PRIMARY</text:span><text:span text:style-name="T4"> </text:span><text:span text:style-name="T2">KEY</text:span><text:span text:style-name="T4">, </text:span></text:p>
      <text:p text:style-name="P2">    <text:span text:style-name="T4">Class_name </text:span><text:span text:style-name="T2">VARCHAR</text:span><text:span text:style-name="T4">(</text:span><text:span text:style-name="T6">20</text:span><text:span text:style-name="T4">)</text:span></text:p>
      <text:p text:style-name="P1">);</text:p>
      <text:p text:style-name="P5"/>
      <text:p text:style-name="P1"><text:span text:style-name="T1">INSERT</text:span> <text:span text:style-name="T1">INTO</text:span> animal_classes (Class_name)</text:p>
      <text:p text:style-name="P1"><text:span text:style-name="T3">VALUES</text:span> (<text:span text:style-name="T7">'вьючные'</text:span>),</text:p>
      <text:p text:style-name="P1">(<text:span text:style-name="T7">'домашние'</text:span>);  </text:p>
      <text:p text:style-name="P6"/>
      <text:p text:style-name="P1"><text:span text:style-name="T1">CREATE</text:span> <text:span text:style-name="T1">TABLE</text:span> pack_animals</text:p>
      <text:p text:style-name="P1">(</text:p>
      <text:p text:style-name="P2">      <text:span text:style-name="T2">Id</text:span><text:span text:style-name="T4"> </text:span><text:span text:style-name="T2">INT</text:span><text:span text:style-name="T4"> </text:span><text:span text:style-name="T2">AUTO_INCREMENT</text:span><text:span text:style-name="T4"> </text:span><text:span text:style-name="T2">PRIMARY</text:span><text:span text:style-name="T4"> </text:span><text:span text:style-name="T2">KEY</text:span><text:span text:style-name="T4">,</text:span></text:p>
      <text:p text:style-name="P2">    <text:span text:style-name="T4">Genus_name </text:span><text:span text:style-name="T2">VARCHAR</text:span><text:span text:style-name="T4"> (</text:span><text:span text:style-name="T6">20</text:span><text:span text:style-name="T4">),</text:span></text:p>
      <text:p text:style-name="P2">    <text:span text:style-name="T4">Class_id </text:span><text:span text:style-name="T2">INT</text:span><text:span text:style-name="T4">,</text:span></text:p>
      <text:p text:style-name="P2">    <text:span text:style-name="T2">FOREIGN</text:span><text:span text:style-name="T4"> </text:span><text:span text:style-name="T2">KEY</text:span><text:span text:style-name="T4"> (Class_id) </text:span><text:span text:style-name="T2">REFERENCES</text:span><text:span text:style-name="T4"> animal_classes (</text:span><text:span text:style-name="T2">Id</text:span><text:span text:style-name="T4">) </text:span><text:span text:style-name="T2">ON DELETE CASCADE</text:span><text:span text:style-name="T4"> </text:span><text:span text:style-name="T2">ON</text:span><text:span text:style-name="T4"> </text:span><text:span text:style-name="T2">UPDATE</text:span><text:span text:style-name="T4"> </text:span><text:span text:style-name="T2">CASCADE</text:span></text:p>
      <text:p text:style-name="P1">);</text:p>
      <text:p text:style-name="P5"/>
      <text:p text:style-name="P1"><text:span text:style-name="T1">INSERT</text:span> <text:span text:style-name="T1">INTO</text:span> pack_animals (Genus_name, Class_id)</text:p>
      <text:p text:style-name="P1"><text:span text:style-name="T3">VALUES</text:span> (<text:span text:style-name="T7">'Лошади'</text:span>, <text:span text:style-name="T5">1</text:span>),</text:p>
      <text:p text:style-name="P1">(<text:span text:style-name="T7">'Ослы'</text:span>, <text:span text:style-name="T5">1</text:span>),  </text:p>
      <text:p text:style-name="P1">(<text:span text:style-name="T7">'Верблюды'</text:span>, <text:span text:style-name="T5">1</text:span>); </text:p>
      <text:p text:style-name="P2">    </text:p>
      <text:p text:style-name="P1"><text:span text:style-name="T1">CREATE</text:span> <text:span text:style-name="T1">TABLE</text:span> home_animals</text:p>
      <text:p text:style-name="P1">(</text:p>
      <text:p text:style-name="P2">      <text:span text:style-name="T2">Id</text:span><text:span text:style-name="T4"> </text:span><text:span text:style-name="T2">INT</text:span><text:span text:style-name="T4"> </text:span><text:span text:style-name="T2">AUTO_INCREMENT</text:span><text:span text:style-name="T4"> </text:span><text:span text:style-name="T2">PRIMARY</text:span><text:span text:style-name="T4"> </text:span><text:span text:style-name="T2">KEY</text:span><text:span text:style-name="T4">,</text:span></text:p>
      <text:p text:style-name="P2">    <text:span text:style-name="T4">Genus_name </text:span><text:span text:style-name="T2">VARCHAR</text:span><text:span text:style-name="T4"> (</text:span><text:span text:style-name="T6">20</text:span><text:span text:style-name="T4">),</text:span></text:p>
      <text:p text:style-name="P2">    <text:span text:style-name="T4">Class_id </text:span><text:span text:style-name="T2">INT</text:span><text:span text:style-name="T4">,</text:span></text:p>
      <text:p text:style-name="P2">    <text:span text:style-name="T2">FOREIGN</text:span><text:span text:style-name="T4"> </text:span><text:span text:style-name="T2">KEY</text:span><text:span text:style-name="T4"> (Class_id) </text:span><text:span text:style-name="T2">REFERENCES</text:span><text:span text:style-name="T4"> animal_classes (</text:span><text:span text:style-name="T2">Id</text:span><text:span text:style-name="T4">) </text:span><text:span text:style-name="T2">ON DELETE CASCADE</text:span><text:span text:style-name="T4"> </text:span><text:span text:style-name="T2">ON</text:span><text:span text:style-name="T4"> </text:span><text:span text:style-name="T2">UPDATE</text:span><text:span text:style-name="T4"> </text:span><text:span text:style-name="T2">CASCADE</text:span></text:p>
      <text:p text:style-name="P1">);</text:p>
      <text:p text:style-name="P5"/>
      <text:p text:style-name="P1"><text:span text:style-name="T1">INSERT</text:span> <text:span text:style-name="T1">INTO</text:span> home_animals (Genus_name, Class_id)</text:p>
      <text:p text:style-name="P1"><text:span text:style-name="T3">VALUES</text:span> (<text:span text:style-name="T7">'Кошки'</text:span>, <text:span text:style-name="T5">2</text:span>),</text:p>
      <text:p text:style-name="P1">(<text:span text:style-name="T7">'Собаки'</text:span>, <text:span text:style-name="T5">2</text:span>),  </text:p>
      <text:p text:style-name="P1">(<text:span text:style-name="T7">'Хомяки'</text:span>, <text:span text:style-name="T5">2</text:span>); </text:p>
      <text:p text:style-name="P5"/>
      <text:p text:style-name="P1"><text:span text:style-name="T1">CREATE</text:span> <text:span text:style-name="T1">TABLE</text:span> cats </text:p>
      <text:p text:style-name="P1">(       </text:p>
      <text:p text:style-name="P2">    <text:span text:style-name="T2">Id</text:span><text:span text:style-name="T4"> </text:span><text:span text:style-name="T2">INT</text:span><text:span text:style-name="T4"> </text:span><text:span text:style-name="T2">AUTO_INCREMENT</text:span><text:span text:style-name="T4"> </text:span><text:span text:style-name="T2">PRIMARY</text:span><text:span text:style-name="T4"> </text:span><text:span text:style-name="T2">KEY</text:span><text:span text:style-name="T4">, </text:span></text:p>
      <text:p text:style-name="P2">    <text:span text:style-name="T2">Name</text:span><text:span text:style-name="T4"> </text:span><text:span text:style-name="T2">VARCHAR</text:span><text:span text:style-name="T4">(</text:span><text:span text:style-name="T6">20</text:span><text:span text:style-name="T4">), </text:span></text:p>
      <text:p text:style-name="P2">    <text:span text:style-name="T4">Birthday </text:span><text:span text:style-name="T2">DATE</text:span><text:span text:style-name="T4">,</text:span></text:p>
      <text:p text:style-name="P2">    <text:span text:style-name="T4">Commands </text:span><text:span text:style-name="T2">VARCHAR</text:span><text:span text:style-name="T4">(</text:span><text:span text:style-name="T6">50</text:span><text:span text:style-name="T4">),</text:span></text:p>
      <text:p text:style-name="P2">    <text:span text:style-name="T4">Genus_id </text:span><text:span text:style-name="T2">int</text:span><text:span text:style-name="T4">,</text:span></text:p>
      <text:p text:style-name="P2">    <text:span text:style-name="T2">Foreign</text:span><text:span text:style-name="T4"> </text:span><text:span text:style-name="T2">KEY</text:span><text:span text:style-name="T4"> (Genus_id) </text:span><text:span text:style-name="T2">REFERENCES</text:span><text:span text:style-name="T4"> home_animals (</text:span><text:span text:style-name="T2">Id</text:span><text:span text:style-name="T4">) </text:span><text:span text:style-name="T2">ON DELETE CASCADE</text:span><text:span text:style-name="T4"> </text:span><text:span text:style-name="T2">ON</text:span><text:span text:style-name="T4"> </text:span><text:span text:style-name="T2">UPDATE</text:span><text:span text:style-name="T4"> </text:span><text:soft-page-break/><text:span text:style-name="T2">CASCADE</text:span></text:p>
      <text:p text:style-name="P1">);</text:p>
      <text:p text:style-name="P3"># 9 Заполнить низкоуровневые таблицы именами(животных), командами которые они выполняют и датами рождения.</text:p>
      <text:p text:style-name="P5"/>
      <text:p text:style-name="P1"><text:span text:style-name="T1">INSERT</text:span> <text:span text:style-name="T1">INTO</text:span> cats (<text:span text:style-name="T1">Name</text:span>, Birthday, Commands, Genus_id)</text:p>
      <text:p text:style-name="P1"><text:span text:style-name="T3">VALUES</text:span> (<text:span text:style-name="T7">'Васька'</text:span>, <text:span text:style-name="T7">'2012-03-11'</text:span>, <text:span text:style-name="T7">'Сюда'</text:span>, <text:span text:style-name="T5">1</text:span>),</text:p>
      <text:p text:style-name="P1">(<text:span text:style-name="T7">'Тося'</text:span>, <text:span text:style-name="T7">'2012-09-22'</text:span>, <text:span text:style-name="T7">"Нельзя!"</text:span>, <text:span text:style-name="T5">1</text:span>),  </text:p>
      <text:p text:style-name="P1">(<text:span text:style-name="T7">'Мурка'</text:span>, <text:span text:style-name="T7">'2014-12-01'</text:span>, <text:span text:style-name="T7">"кс-кс"</text:span>, <text:span text:style-name="T5">1</text:span>); </text:p>
      <text:p text:style-name="P5"/>
      <text:p text:style-name="P1"><text:span text:style-name="T1">CREATE</text:span> <text:span text:style-name="T1">TABLE</text:span> dogs </text:p>
      <text:p text:style-name="P1">(       </text:p>
      <text:p text:style-name="P2">    <text:span text:style-name="T2">Id</text:span><text:span text:style-name="T4"> </text:span><text:span text:style-name="T2">INT</text:span><text:span text:style-name="T4"> </text:span><text:span text:style-name="T2">AUTO_INCREMENT</text:span><text:span text:style-name="T4"> </text:span><text:span text:style-name="T2">PRIMARY</text:span><text:span text:style-name="T4"> </text:span><text:span text:style-name="T2">KEY</text:span><text:span text:style-name="T4">, </text:span></text:p>
      <text:p text:style-name="P2">    <text:span text:style-name="T2">Name</text:span><text:span text:style-name="T4"> </text:span><text:span text:style-name="T2">VARCHAR</text:span><text:span text:style-name="T4">(</text:span><text:span text:style-name="T6">20</text:span><text:span text:style-name="T4">), </text:span></text:p>
      <text:p text:style-name="P2">    <text:span text:style-name="T4">Birthday </text:span><text:span text:style-name="T2">DATE</text:span><text:span text:style-name="T4">,</text:span></text:p>
      <text:p text:style-name="P2">    <text:span text:style-name="T4">Commands </text:span><text:span text:style-name="T2">VARCHAR</text:span><text:span text:style-name="T4">(</text:span><text:span text:style-name="T6">50</text:span><text:span text:style-name="T4">),</text:span></text:p>
      <text:p text:style-name="P2">    <text:span text:style-name="T4">Genus_id </text:span><text:span text:style-name="T2">int</text:span><text:span text:style-name="T4">,</text:span></text:p>
      <text:p text:style-name="P2">    <text:span text:style-name="T2">Foreign</text:span><text:span text:style-name="T4"> </text:span><text:span text:style-name="T2">KEY</text:span><text:span text:style-name="T4"> (Genus_id) </text:span><text:span text:style-name="T2">REFERENCES</text:span><text:span text:style-name="T4"> home_animals (</text:span><text:span text:style-name="T2">Id</text:span><text:span text:style-name="T4">) </text:span><text:span text:style-name="T2">ON DELETE CASCADE</text:span><text:span text:style-name="T4"> </text:span><text:span text:style-name="T2">ON</text:span><text:span text:style-name="T4"> </text:span><text:span text:style-name="T2">UPDATE</text:span><text:span text:style-name="T4"> </text:span><text:span text:style-name="T2">CASCADE</text:span></text:p>
      <text:p text:style-name="P1">);</text:p>
      <text:p text:style-name="P1"><text:span text:style-name="T1">INSERT</text:span> <text:span text:style-name="T1">INTO</text:span> dogs (<text:span text:style-name="T1">Name</text:span>, Birthday, Commands, Genus_id)</text:p>
      <text:p text:style-name="P1"><text:span text:style-name="T3">VALUES</text:span> (<text:span text:style-name="T7">'Шарик'</text:span>, <text:span text:style-name="T7">'2021-01-03'</text:span>, <text:span text:style-name="T7">'ко мне, лежать, лапу, голос'</text:span>, <text:span text:style-name="T5">2</text:span>),</text:p>
      <text:p text:style-name="P1">(<text:span text:style-name="T7">'Брабус'</text:span>, <text:span text:style-name="T7">'2021-09-11'</text:span>, <text:span text:style-name="T7">"сидеть, лежать, лапу"</text:span>, <text:span text:style-name="T5">2</text:span>),  </text:p>
      <text:p text:style-name="P1">(<text:span text:style-name="T7">'Чарли'</text:span>, <text:span text:style-name="T7">'2018-09-01'</text:span>, <text:span text:style-name="T7">"сидеть, лежать, лапу, след, фас"</text:span>, <text:span text:style-name="T5">2</text:span>), </text:p>
      <text:p text:style-name="P1">(<text:span text:style-name="T7">'Бобик'</text:span>, <text:span text:style-name="T7">'2020-12-20'</text:span>, <text:span text:style-name="T7">"сидеть, лежать, фу, место"</text:span>, <text:span text:style-name="T5">2</text:span>);</text:p>
      <text:p text:style-name="P5"/>
      <text:p text:style-name="P1"><text:span text:style-name="T1">CREATE</text:span> <text:span text:style-name="T1">TABLE</text:span> hamsters </text:p>
      <text:p text:style-name="P1">(       </text:p>
      <text:p text:style-name="P2">    <text:span text:style-name="T2">Id</text:span><text:span text:style-name="T4"> </text:span><text:span text:style-name="T2">INT</text:span><text:span text:style-name="T4"> </text:span><text:span text:style-name="T2">AUTO_INCREMENT</text:span><text:span text:style-name="T4"> </text:span><text:span text:style-name="T2">PRIMARY</text:span><text:span text:style-name="T4"> </text:span><text:span text:style-name="T2">KEY</text:span><text:span text:style-name="T4">, </text:span></text:p>
      <text:p text:style-name="P2">    <text:span text:style-name="T2">Name</text:span><text:span text:style-name="T4"> </text:span><text:span text:style-name="T2">VARCHAR</text:span><text:span text:style-name="T4">(</text:span><text:span text:style-name="T6">20</text:span><text:span text:style-name="T4">), </text:span></text:p>
      <text:p text:style-name="P2">    <text:span text:style-name="T4">Birthday </text:span><text:span text:style-name="T2">DATE</text:span><text:span text:style-name="T4">,</text:span></text:p>
      <text:p text:style-name="P2">    <text:span text:style-name="T4">Commands </text:span><text:span text:style-name="T2">VARCHAR</text:span><text:span text:style-name="T4">(</text:span><text:span text:style-name="T6">50</text:span><text:span text:style-name="T4">),</text:span></text:p>
      <text:p text:style-name="P2">    <text:span text:style-name="T4">Genus_id </text:span><text:span text:style-name="T2">int</text:span><text:span text:style-name="T4">,</text:span></text:p>
      <text:p text:style-name="P2">    <text:span text:style-name="T2">Foreign</text:span><text:span text:style-name="T4"> </text:span><text:span text:style-name="T2">KEY</text:span><text:span text:style-name="T4"> (Genus_id) </text:span><text:span text:style-name="T2">REFERENCES</text:span><text:span text:style-name="T4"> home_animals (</text:span><text:span text:style-name="T2">Id</text:span><text:span text:style-name="T4">) </text:span><text:span text:style-name="T2">ON DELETE CASCADE</text:span><text:span text:style-name="T4"> </text:span><text:span text:style-name="T2">ON</text:span><text:span text:style-name="T4"> </text:span><text:span text:style-name="T2">UPDATE</text:span><text:span text:style-name="T4"> </text:span><text:span text:style-name="T2">CASCADE</text:span></text:p>
      <text:p text:style-name="P1">);</text:p>
      <text:p text:style-name="P1"><text:span text:style-name="T1">INSERT</text:span> <text:span text:style-name="T1">INTO</text:span> hamsters (<text:span text:style-name="T1">Name</text:span>, Birthday, Commands, Genus_id)</text:p>
      <text:p text:style-name="P1"><text:span text:style-name="T3">VALUES</text:span> (<text:span text:style-name="T7">'Виталя'</text:span>, <text:span text:style-name="T7">'2024-01-02'</text:span>, <text:span text:style-name="T7">'сиди'</text:span>, <text:span text:style-name="T5">3</text:span>),</text:p>
      <text:p text:style-name="P1">(<text:span text:style-name="T7">'Петрушка'</text:span>, <text:span text:style-name="T7">'2023-01-15'</text:span>, <text:span text:style-name="T7">"кушай"</text:span>, <text:span text:style-name="T5">3</text:span>),  </text:p>
      <text:p text:style-name="P1">(<text:span text:style-name="T7">'Вейл'</text:span>, <text:span text:style-name="T7">'2022-04-03'</text:span>, <text:span text:style-name="T7">'домой'</text:span>, <text:span text:style-name="T5">3</text:span>), </text:p>
      <text:p text:style-name="P1">(<text:span text:style-name="T7">'Бурый'</text:span>, <text:span text:style-name="T7">'2022--11-09'</text:span>, <text:span text:style-name="T7">'нельзя'</text:span>, <text:span text:style-name="T5">3</text:span>);</text:p>
      <text:p text:style-name="P5"/>
      <text:p text:style-name="P1"><text:span text:style-name="T1">CREATE</text:span> <text:span text:style-name="T1">TABLE</text:span> horses </text:p>
      <text:p text:style-name="P1">(       </text:p>
      <text:p text:style-name="P2">    <text:span text:style-name="T2">Id</text:span><text:span text:style-name="T4"> </text:span><text:span text:style-name="T2">INT</text:span><text:span text:style-name="T4"> </text:span><text:span text:style-name="T2">AUTO_INCREMENT</text:span><text:span text:style-name="T4"> </text:span><text:span text:style-name="T2">PRIMARY</text:span><text:span text:style-name="T4"> </text:span><text:span text:style-name="T2">KEY</text:span><text:span text:style-name="T4">, </text:span></text:p>
      <text:p text:style-name="P2">    <text:span text:style-name="T2">Name</text:span><text:span text:style-name="T4"> </text:span><text:span text:style-name="T2">VARCHAR</text:span><text:span text:style-name="T4">(</text:span><text:span text:style-name="T6">20</text:span><text:span text:style-name="T4">), </text:span></text:p>
      <text:p text:style-name="P2">    <text:span text:style-name="T4">Birthday </text:span><text:span text:style-name="T2">DATE</text:span><text:span text:style-name="T4">,</text:span></text:p>
      <text:p text:style-name="P2">    <text:span text:style-name="T4">Commands </text:span><text:span text:style-name="T2">VARCHAR</text:span><text:span text:style-name="T4">(</text:span><text:span text:style-name="T6">50</text:span><text:span text:style-name="T4">),</text:span></text:p>
      <text:p text:style-name="P2">    <text:span text:style-name="T4">Genus_id </text:span><text:span text:style-name="T2">int</text:span><text:span text:style-name="T4">,</text:span></text:p>
      <text:p text:style-name="P2">    <text:span text:style-name="T2">Foreign</text:span><text:span text:style-name="T4"> </text:span><text:span text:style-name="T2">KEY</text:span><text:span text:style-name="T4"> (Genus_id) </text:span><text:span text:style-name="T2">REFERENCES</text:span><text:span text:style-name="T4"> pack_animals (</text:span><text:span text:style-name="T2">Id</text:span><text:span text:style-name="T4">) </text:span><text:span text:style-name="T2">ON DELETE CASCADE</text:span><text:span text:style-name="T4"> </text:span><text:span text:style-name="T2">ON</text:span><text:span text:style-name="T4"> </text:span><text:span text:style-name="T2">UPDATE</text:span><text:span text:style-name="T4"> </text:span><text:span text:style-name="T2">CASCADE</text:span></text:p>
      <text:p text:style-name="P1"><text:soft-page-break/>);</text:p>
      <text:p text:style-name="P1"><text:span text:style-name="T1">INSERT</text:span> <text:span text:style-name="T1">INTO</text:span> horses (<text:span text:style-name="T1">Name</text:span>, Birthday, Commands, Genus_id)</text:p>
      <text:p text:style-name="P1"><text:span text:style-name="T3">VALUES</text:span> (<text:span text:style-name="T7">'Барон'</text:span>, <text:span text:style-name="T7">'2015-10-22'</text:span>, <text:span text:style-name="T7">'галоп'</text:span>, <text:span text:style-name="T5">1</text:span>),</text:p>
      <text:p text:style-name="P1">(<text:span text:style-name="T7">'Сивый'</text:span>, <text:span text:style-name="T7">'2016-10-24'</text:span>, <text:span text:style-name="T7">'бегом, шагом'</text:span>, <text:span text:style-name="T5">1</text:span>),  </text:p>
      <text:p text:style-name="P1">(<text:span text:style-name="T7">'Искра'</text:span>, <text:span text:style-name="T7">'2021-11-21'</text:span>, <text:span text:style-name="T7">'Стой,пррр'</text:span>, <text:span text:style-name="T5">1</text:span>), </text:p>
      <text:p text:style-name="P1">(<text:span text:style-name="T7">'Молния'</text:span>, <text:span text:style-name="T7">'2020-11-10'</text:span>, <text:span text:style-name="T7">'прыжок'</text:span>, <text:span text:style-name="T5">1</text:span>);</text:p>
      <text:p text:style-name="P5"/>
      <text:p text:style-name="P1"><text:span text:style-name="T1">CREATE</text:span> <text:span text:style-name="T1">TABLE</text:span> donkeys </text:p>
      <text:p text:style-name="P1">(       </text:p>
      <text:p text:style-name="P2">    <text:span text:style-name="T2">Id</text:span><text:span text:style-name="T4"> </text:span><text:span text:style-name="T2">INT</text:span><text:span text:style-name="T4"> </text:span><text:span text:style-name="T2">AUTO_INCREMENT</text:span><text:span text:style-name="T4"> </text:span><text:span text:style-name="T2">PRIMARY</text:span><text:span text:style-name="T4"> </text:span><text:span text:style-name="T2">KEY</text:span><text:span text:style-name="T4">, </text:span></text:p>
      <text:p text:style-name="P2">    <text:span text:style-name="T2">Name</text:span><text:span text:style-name="T4"> </text:span><text:span text:style-name="T2">VARCHAR</text:span><text:span text:style-name="T4">(</text:span><text:span text:style-name="T6">20</text:span><text:span text:style-name="T4">), </text:span></text:p>
      <text:p text:style-name="P2">    <text:span text:style-name="T4">Birthday </text:span><text:span text:style-name="T2">DATE</text:span><text:span text:style-name="T4">,</text:span></text:p>
      <text:p text:style-name="P2">    <text:span text:style-name="T4">Commands </text:span><text:span text:style-name="T2">VARCHAR</text:span><text:span text:style-name="T4">(</text:span><text:span text:style-name="T6">50</text:span><text:span text:style-name="T4">),</text:span></text:p>
      <text:p text:style-name="P2">    <text:span text:style-name="T4">Genus_id </text:span><text:span text:style-name="T2">int</text:span><text:span text:style-name="T4">,</text:span></text:p>
      <text:p text:style-name="P2">    <text:span text:style-name="T2">Foreign</text:span><text:span text:style-name="T4"> </text:span><text:span text:style-name="T2">KEY</text:span><text:span text:style-name="T4"> (Genus_id) </text:span><text:span text:style-name="T2">REFERENCES</text:span><text:span text:style-name="T4"> pack_animals (</text:span><text:span text:style-name="T2">Id</text:span><text:span text:style-name="T4">) </text:span><text:span text:style-name="T2">ON DELETE CASCADE</text:span><text:span text:style-name="T4"> </text:span><text:span text:style-name="T2">ON</text:span><text:span text:style-name="T4"> </text:span><text:span text:style-name="T2">UPDATE</text:span><text:span text:style-name="T4"> </text:span><text:span text:style-name="T2">CASCADE</text:span></text:p>
      <text:p text:style-name="P1">);</text:p>
      <text:p text:style-name="P1"><text:span text:style-name="T1">INSERT</text:span> <text:span text:style-name="T1">INTO</text:span> donkeys (<text:span text:style-name="T1">Name</text:span>, Birthday, Commands, Genus_id)</text:p>
      <text:p text:style-name="P1"><text:span text:style-name="T3">VALUES</text:span> (<text:span text:style-name="T7">'Иа'</text:span>, <text:span text:style-name="T7">'2019-04-10'</text:span>, <text:span text:style-name="T7">'отдых'</text:span>, <text:span text:style-name="T5">2</text:span>),</text:p>
      <text:p text:style-name="P1">(<text:span text:style-name="T7">'Блиц'</text:span>, <text:span text:style-name="T7">'2019-03-03'</text:span>, <text:span text:style-name="T7">'ускориться'</text:span>, <text:span text:style-name="T5">2</text:span>),  </text:p>
      <text:p text:style-name="P1">(<text:span text:style-name="T7">'Игорь'</text:span>, <text:span text:style-name="T7">'2019-03-30'</text:span>, <text:span text:style-name="T7">'домой'</text:span>, <text:span text:style-name="T5">2</text:span>), </text:p>
      <text:p text:style-name="P1">(<text:span text:style-name="T7">'Шустрик'</text:span>, <text:span text:style-name="T7">'2020-04-18'</text:span>, <text:span text:style-name="T7">'стоп'</text:span>, <text:span text:style-name="T5">2</text:span>);</text:p>
      <text:p text:style-name="P5"/>
      <text:p text:style-name="P1"><text:span text:style-name="T1">CREATE</text:span> <text:span text:style-name="T1">TABLE</text:span> camels </text:p>
      <text:p text:style-name="P1">(       </text:p>
      <text:p text:style-name="P2">    <text:span text:style-name="T2">Id</text:span><text:span text:style-name="T4"> </text:span><text:span text:style-name="T2">INT</text:span><text:span text:style-name="T4"> </text:span><text:span text:style-name="T2">AUTO_INCREMENT</text:span><text:span text:style-name="T4"> </text:span><text:span text:style-name="T2">PRIMARY</text:span><text:span text:style-name="T4"> </text:span><text:span text:style-name="T2">KEY</text:span><text:span text:style-name="T4">, </text:span></text:p>
      <text:p text:style-name="P2">    <text:span text:style-name="T2">Name</text:span><text:span text:style-name="T4"> </text:span><text:span text:style-name="T2">VARCHAR</text:span><text:span text:style-name="T4">(</text:span><text:span text:style-name="T6">20</text:span><text:span text:style-name="T4">), </text:span></text:p>
      <text:p text:style-name="P2">    <text:span text:style-name="T4">Birthday </text:span><text:span text:style-name="T2">DATE</text:span><text:span text:style-name="T4">,</text:span></text:p>
      <text:p text:style-name="P2">    <text:span text:style-name="T4">Commands </text:span><text:span text:style-name="T2">VARCHAR</text:span><text:span text:style-name="T4">(</text:span><text:span text:style-name="T6">50</text:span><text:span text:style-name="T4">),</text:span></text:p>
      <text:p text:style-name="P2">    <text:span text:style-name="T4">Genus_id </text:span><text:span text:style-name="T2">int</text:span><text:span text:style-name="T4">,</text:span></text:p>
      <text:p text:style-name="P2">    <text:span text:style-name="T2">Foreign</text:span><text:span text:style-name="T4"> </text:span><text:span text:style-name="T2">KEY</text:span><text:span text:style-name="T4"> (Genus_id) </text:span><text:span text:style-name="T2">REFERENCES</text:span><text:span text:style-name="T4"> pack_animals (</text:span><text:span text:style-name="T2">Id</text:span><text:span text:style-name="T4">) </text:span><text:span text:style-name="T2">ON DELETE CASCADE</text:span><text:span text:style-name="T4"> </text:span><text:span text:style-name="T2">ON</text:span><text:span text:style-name="T4"> </text:span><text:span text:style-name="T2">UPDATE</text:span><text:span text:style-name="T4"> </text:span><text:span text:style-name="T2">CASCADE</text:span></text:p>
      <text:p text:style-name="P1">);</text:p>
      <text:p text:style-name="P1"><text:span text:style-name="T1">INSERT</text:span> <text:span text:style-name="T1">INTO</text:span> camels (<text:span text:style-name="T1">Name</text:span>, Birthday, Commands, Genus_id)</text:p>
      <text:p text:style-name="P1"><text:span text:style-name="T3">VALUES</text:span> (<text:span text:style-name="T7">'Горб'</text:span>, <text:span text:style-name="T7">'2023-01-10'</text:span>, <text:span text:style-name="T7">'вернись'</text:span>, <text:span text:style-name="T5">3</text:span>),</text:p>
      <text:p text:style-name="P1">(<text:span text:style-name="T7">'Фараон'</text:span>, <text:span text:style-name="T7">'2019-03-22'</text:span>, <text:span text:style-name="T7">'сядь'</text:span>, <text:span text:style-name="T5">3</text:span>),  </text:p>
      <text:p text:style-name="P1">(<text:span text:style-name="T7">'Старый'</text:span>, <text:span text:style-name="T7">'2015-09-12'</text:span>, <text:span text:style-name="T7">'ляж'</text:span>, <text:span text:style-name="T5">3</text:span>), </text:p>
      <text:p text:style-name="P1">(<text:span text:style-name="T7">'Ветеран'</text:span>, <text:span text:style-name="T7">'2022-11-11'</text:span>, <text:span text:style-name="T7">'домой'</text:span>, <text:span text:style-name="T5">3</text:span>);</text:p>
      <text:p text:style-name="P5"/>
      <text:p text:style-name="P3"># 10 Удалив из таблицы верблюдов, т.к. верблюдов решили перевезти в другой питомник на зимовку. Объединить таблицы лошади, и ослы в одну таблицу.</text:p>
      <text:p text:style-name="P5"/>
      <text:p text:style-name="P1"><text:span text:style-name="T1">SET</text:span> SQL_SAFE_UPDATES <text:span text:style-name="T8">=</text:span> <text:span text:style-name="T5">0</text:span>;</text:p>
      <text:p text:style-name="P1"><text:span text:style-name="T1">DELETE</text:span> <text:span text:style-name="T1">FROM</text:span> camels;</text:p>
      <text:p text:style-name="P5"/>
      <text:p text:style-name="P1"><text:span text:style-name="T1">SELECT</text:span> <text:span text:style-name="T1">Name</text:span>, Birthday, Commands <text:span text:style-name="T1">FROM</text:span> horses</text:p>
      <text:p text:style-name="P1"><text:span text:style-name="T1">UNION</text:span> <text:span text:style-name="T1">SELECT</text:span>  <text:span text:style-name="T1">Name</text:span>, Birthday, Commands <text:span text:style-name="T1">FROM</text:span> donkeys;</text:p>
      <text:p text:style-name="P5"/>
      <text:p text:style-name="P3"># 11 Создать новую таблицу “молодые животные” в которую попадут все животные старше 1 года, но младше 3 лет и </text:p>
      <text:p text:style-name="P3"># в отдельном столбце с точностью до месяца подсчитать возраст животных в новой <text:soft-page-break/>таблице.\</text:p>
      <text:p text:style-name="P5"/>
      <text:p text:style-name="P1"><text:span text:style-name="T1">CREATE</text:span> <text:span text:style-name="T1">TABLE</text:span> young_animal <text:span text:style-name="T1">AS</text:span></text:p>
      <text:p text:style-name="P1"><text:span text:style-name="T1">SELECT</text:span> <text:span text:style-name="T1">Name</text:span>, Birthday, Commands, genus, <text:span text:style-name="T1">TIMESTAMPDIFF</text:span>(<text:span text:style-name="T1">MONTH</text:span>, Birthday, <text:span text:style-name="T3">CURDATE</text:span>()) <text:span text:style-name="T1">AS</text:span> Age_in_month</text:p>
      <text:p text:style-name="P1"><text:span text:style-name="T1">FROM</text:span> animals <text:span text:style-name="T1">WHERE</text:span> Birthday <text:span text:style-name="T1">BETWEEN</text:span> <text:span text:style-name="T3">ADDDATE</text:span>(<text:span text:style-name="T3">curdate</text:span>(), <text:span text:style-name="T1">INTERVAL</text:span> <text:span text:style-name="T8">-</text:span><text:span text:style-name="T5">3</text:span> <text:span text:style-name="T1">YEAR</text:span>) <text:span text:style-name="T1">AND</text:span> <text:span text:style-name="T3">ADDDATE</text:span>(<text:span text:style-name="T3">CURDATE</text:span>(), <text:span text:style-name="T1">INTERVAL</text:span> <text:span text:style-name="T8">-</text:span><text:span text:style-name="T5">1</text:span> <text:span text:style-name="T1">YEAR</text:span>);</text:p>
      <text:p text:style-name="P2"> </text:p>
      <text:p text:style-name="P3"># 12 Объединить все таблицы в одну, при этом сохраняя поля, указывающие на прошлую принадлежность к старым таблицам.</text:p>
      <text:p text:style-name="P5"/>
      <text:p text:style-name="P1"><text:span text:style-name="T1">SELECT</text:span> h.Name, h.Birthday, h.Commands, pa.Genus_name, ya.Age_in_month </text:p>
      <text:p text:style-name="P1"><text:span text:style-name="T1">FROM</text:span> horses h</text:p>
      <text:p text:style-name="P1"><text:span text:style-name="T1">LEFT</text:span> <text:span text:style-name="T1">JOIN</text:span> young_animal ya <text:span text:style-name="T1">ON</text:span> ya.Name <text:span text:style-name="T8">=</text:span> h.Name</text:p>
      <text:p text:style-name="P1"><text:span text:style-name="T1">LEFT</text:span> <text:span text:style-name="T1">JOIN</text:span> pack_animals pa <text:span text:style-name="T1">ON</text:span> pa.Id <text:span text:style-name="T8">=</text:span> h.Genus_id</text:p>
      <text:p text:style-name="P1"><text:span text:style-name="T1">UNION</text:span> </text:p>
      <text:p text:style-name="P1"><text:span text:style-name="T1">SELECT</text:span> d.Name, d.Birthday, d.Commands, pa.Genus_name, ya.Age_in_month </text:p>
      <text:p text:style-name="P1"><text:span text:style-name="T1">FROM</text:span> donkeys d </text:p>
      <text:p text:style-name="P1"><text:span text:style-name="T1">LEFT</text:span> <text:span text:style-name="T1">JOIN</text:span> young_animal ya <text:span text:style-name="T1">ON</text:span> ya.Name <text:span text:style-name="T8">=</text:span> d.Name</text:p>
      <text:p text:style-name="P1"><text:span text:style-name="T1">LEFT</text:span> <text:span text:style-name="T1">JOIN</text:span> pack_animals pa <text:span text:style-name="T1">ON</text:span> pa.Id <text:span text:style-name="T8">=</text:span> d.Genus_id</text:p>
      <text:p text:style-name="P4">UNION</text:p>
      <text:p text:style-name="P1"><text:span text:style-name="T1">SELECT</text:span> <text:span text:style-name="T1">c</text:span>.<text:span text:style-name="T1">Name</text:span>, <text:span text:style-name="T1">c</text:span>.Birthday, <text:span text:style-name="T1">c</text:span>.Commands, ha.Genus_name, ya.Age_in_month </text:p>
      <text:p text:style-name="P1"><text:span text:style-name="T1">FROM</text:span> cats <text:span text:style-name="T1">c</text:span></text:p>
      <text:p text:style-name="P1"><text:span text:style-name="T1">LEFT</text:span> <text:span text:style-name="T1">JOIN</text:span> young_animal ya <text:span text:style-name="T1">ON</text:span> ya.Name <text:span text:style-name="T8">=</text:span> <text:span text:style-name="T1">c</text:span>.<text:span text:style-name="T1">Name</text:span></text:p>
      <text:p text:style-name="P1"><text:span text:style-name="T1">LEFT</text:span> <text:span text:style-name="T1">JOIN</text:span> home_animals ha <text:span text:style-name="T1">ON</text:span> ha.Id <text:span text:style-name="T8">=</text:span> <text:span text:style-name="T1">c</text:span>.Genus_id</text:p>
      <text:p text:style-name="P4">UNION</text:p>
      <text:p text:style-name="P1"><text:span text:style-name="T1">SELECT</text:span> d.Name, d.Birthday, d.Commands, ha.Genus_name, ya.Age_in_month </text:p>
      <text:p text:style-name="P1"><text:span text:style-name="T1">FROM</text:span> dogs d</text:p>
      <text:p text:style-name="P1"><text:span text:style-name="T1">LEFT</text:span> <text:span text:style-name="T1">JOIN</text:span> young_animal ya <text:span text:style-name="T1">ON</text:span> ya.Name <text:span text:style-name="T8">=</text:span> d.Name</text:p>
      <text:p text:style-name="P1"><text:span text:style-name="T1">LEFT</text:span> <text:span text:style-name="T1">JOIN</text:span> home_animals ha <text:span text:style-name="T1">ON</text:span> ha.Id <text:span text:style-name="T8">=</text:span> d.Genus_id</text:p>
      <text:p text:style-name="P4">UNION</text:p>
      <text:p text:style-name="P1"><text:span text:style-name="T1">SELECT</text:span> hm.Name, hm.Birthday, hm.Commands, ha.Genus_name, ya.Age_in_month </text:p>
      <text:p text:style-name="P1"><text:span text:style-name="T1">FROM</text:span> hamsters hm</text:p>
      <text:p text:style-name="P1"><text:span text:style-name="T1">LEFT</text:span> <text:span text:style-name="T1">JOIN</text:span> young_animal ya <text:span text:style-name="T1">ON</text:span> ya.Name <text:span text:style-name="T8">=</text:span> hm.Name</text:p>
      <text:p text:style-name="P1"><text:span text:style-name="T1">LEFT</text:span> <text:span text:style-name="T1">JOIN</text:span> home_animals ha <text:span text:style-name="T1">ON</text:span> ha.Id <text:span text:style-name="T8">=</text:span> hm.Genus_id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14$Win32 OpenOffice.org_project/4114m1$Build-9811</meta:generator>
    <dc:date>2024-02-08T22:18:45.91</dc:date>
    <meta:document-statistic meta:table-count="0" meta:image-count="0" meta:object-count="0" meta:page-count="4" meta:paragraph-count="155" meta:word-count="723" meta:character-count="5576"/>
    <meta:user-defined meta:name="Info 1"/>
    <meta:user-defined meta:name="Info 2"/>
    <meta:user-defined meta:name="Info 3"/>
    <meta:user-defined meta:name="Info 4"/>
  </office:meta>
</office:document-meta>
</file>